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864b" draw:marker-end="Arrow" draw:textarea-vertical-align="middle"/>
    </style:style>
    <style:style style:name="gr2" style:family="graphic" style:parent-style-name="standard">
      <style:graphic-properties svg:stroke-color="#3465a4" draw:fill-color="#8ccfb7" draw:textarea-horizontal-align="justify" draw:textarea-vertical-align="middle" draw:auto-grow-height="false" fo:min-height="0.973cm" fo:min-width="0.984cm"/>
    </style:style>
    <style:style style:name="gr3" style:family="graphic" style:parent-style-name="standard">
      <style:graphic-properties svg:stroke-color="#3465a4" draw:fill-color="#c2e0ae" draw:textarea-horizontal-align="justify" draw:textarea-vertical-align="middle" draw:auto-grow-height="false" fo:min-height="0.973cm" fo:min-width="1.615cm"/>
    </style:style>
    <style:style style:name="gr4" style:family="graphic" style:parent-style-name="standard">
      <style:graphic-properties svg:stroke-color="#3465a4" draw:fill-color="#c2e0ae" draw:textarea-horizontal-align="justify" draw:textarea-vertical-align="middle" draw:auto-grow-height="false" fo:min-height="0.973cm" fo:min-width="1.566cm"/>
    </style:style>
    <style:style style:name="gr5" style:family="graphic" style:parent-style-name="standard">
      <style:graphic-properties svg:stroke-color="#3465a4" draw:fill-color="#c2e0ae" draw:textarea-horizontal-align="justify" draw:textarea-vertical-align="middle" draw:auto-grow-height="false" fo:min-height="0.973cm" fo:min-width="1.594cm"/>
    </style:style>
    <style:style style:name="gr6" style:family="graphic" style:parent-style-name="standard">
      <style:graphic-properties svg:stroke-color="#3465a4" draw:fill-color="#f79448" draw:textarea-horizontal-align="justify" draw:textarea-vertical-align="middle" draw:auto-grow-height="false" fo:min-height="0.75cm" fo:min-width="2.389cm"/>
    </style:style>
    <style:style style:name="gr7" style:family="graphic" style:parent-style-name="standard">
      <style:graphic-properties svg:stroke-color="#3465a4" draw:fill-color="#f79448" draw:textarea-horizontal-align="justify" draw:textarea-vertical-align="middle" draw:auto-grow-height="false" fo:min-height="0.603cm" fo:min-width="2.389cm"/>
    </style:style>
    <style:style style:name="gr8" style:family="graphic" style:parent-style-name="standard">
      <style:graphic-properties svg:stroke-color="#ba131a" draw:marker-end="Arrow" draw:textarea-vertical-align="middle"/>
    </style:style>
    <style:style style:name="gr9" style:family="graphic" style:parent-style-name="standard">
      <style:graphic-properties svg:stroke-color="#3465a4" draw:fill-color="#87d1d1" draw:textarea-horizontal-align="justify" draw:textarea-vertical-align="middle" draw:auto-grow-height="false" fo:min-height="0.972cm" fo:min-width="1.608cm"/>
    </style:style>
    <style:style style:name="gr10" style:family="graphic" style:parent-style-name="standard">
      <style:graphic-properties draw:stroke="none" svg:stroke-color="#000000" draw:fill="none" draw:fill-color="#ffffff" fo:min-height="0.949cm"/>
    </style:style>
    <style:style style:name="gr11" style:family="graphic" style:parent-style-name="objectwithoutfill">
      <style:graphic-properties svg:stroke-width="0.081cm" svg:stroke-color="#5e8ac7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svg:stroke-color="#000000" draw:marker-end="Arrow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1.423cm"/>
    </style:style>
    <style:style style:name="gr14" style:family="graphic" style:parent-style-name="standard">
      <style:graphic-properties draw:stroke="none" svg:stroke-color="#000000" draw:fill="none" draw:fill-color="#ffffff" fo:min-height="0.528cm"/>
    </style:style>
    <style:style style:name="gr15" style:family="graphic" style:parent-style-name="standard">
      <style:graphic-properties svg:stroke-color="#3465a4" draw:fill-color="#f79448" draw:textarea-horizontal-align="justify" draw:textarea-vertical-align="middle" draw:auto-grow-height="false" fo:min-height="0.604cm" fo:min-width="2.389cm"/>
    </style:style>
    <style:style style:name="gr16" style:family="graphic" style:parent-style-name="standard">
      <style:graphic-properties svg:stroke-color="#3465a4" draw:fill-color="#87d1d1" draw:textarea-horizontal-align="justify" draw:textarea-vertical-align="middle" draw:auto-grow-height="false" fo:min-height="0.973cm" fo:min-width="1.608cm"/>
    </style:style>
    <style:style style:name="gr17" style:family="graphic" style:parent-style-name="standard">
      <style:graphic-properties draw:stroke="none" svg:stroke-color="#000000" draw:fill="none" draw:fill-color="#ffffff" draw:textarea-vertical-align="middle" fo:min-height="1.914cm"/>
    </style:style>
    <style:style style:name="gr18" style:family="graphic" style:parent-style-name="standard">
      <style:graphic-properties svg:stroke-color="#579835" draw:marker-end="Arrow" draw:textarea-vertical-align="middle"/>
    </style:style>
    <style:style style:name="gr19" style:family="graphic" style:parent-style-name="standard">
      <style:graphic-properties svg:stroke-color="#62a73b" draw:marker-end="Arrow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8cm"/>
    </style:style>
    <style:style style:name="gr21" style:family="graphic" style:parent-style-name="standard">
      <style:graphic-properties draw:stroke="none" svg:stroke-color="#000000" draw:fill="none" draw:fill-color="#ffffff" fo:min-height="0.799cm"/>
    </style:style>
    <style:style style:name="gr22" style:family="graphic" style:parent-style-name="objectwithoutfill">
      <style:graphic-properties svg:stroke-width="0.081cm" svg:stroke-color="#00864b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00864b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24" style:family="graphic" style:parent-style-name="standard">
      <style:graphic-properties draw:stroke="none" svg:stroke-color="#000000" draw:fill="none" draw:fill-color="#ffffff" fo:min-height="0.475cm"/>
    </style:style>
    <style:style style:name="gr25" style:family="graphic" style:parent-style-name="standard">
      <style:graphic-properties draw:textarea-horizontal-align="justify" draw:textarea-vertical-align="middle" draw:auto-grow-height="false" fo:min-height="0.249cm" fo:min-width="5.204cm"/>
    </style:style>
    <style:style style:name="gr26" style:family="graphic" style:parent-style-name="standard">
      <style:graphic-properties draw:stroke="none" svg:stroke-color="#000000" draw:fill="none" draw:fill-color="#ffffff" draw:textarea-vertical-align="middle" fo:min-height="1.449cm"/>
    </style:style>
    <style:style style:name="gr27" style:family="graphic" style:parent-style-name="standard">
      <style:graphic-properties draw:stroke="none" svg:stroke-color="#000000" draw:fill="none" draw:fill-color="#ffffff" fo:min-height="1.423cm"/>
    </style:style>
    <style:style style:name="gr28" style:family="graphic" style:parent-style-name="objectwithoutfill">
      <style:graphic-properties svg:stroke-width="0.081cm" svg:stroke-color="#1b75bc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textarea-horizontal-align="justify" draw:textarea-vertical-align="middle" draw:auto-grow-height="false" fo:min-height="0.249cm" fo:min-width="5.346cm"/>
    </style:style>
    <style:style style:name="gr30" style:family="graphic" style:parent-style-name="standard">
      <style:graphic-properties svg:stroke-width="0.081cm" svg:stroke-color="#5e8ac7" draw:marker-start="Arrow" draw:marker-start-width="0.321cm" draw:marker-end-width="0.321cm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draw:textarea-horizontal-align="justify" draw:textarea-vertical-align="middle" draw:auto-grow-height="false" fo:min-height="0.639cm" fo:min-width="12.454cm"/>
    </style:style>
    <style:style style:name="gr32" style:family="graphic" style:parent-style-name="standard">
      <style:graphic-properties draw:stroke="none" svg:stroke-color="#000000" draw:fill="none" draw:fill-color="#ffffff" draw:textarea-vertical-align="middle" fo:min-height="0.712cm"/>
    </style:style>
    <style:style style:name="gr33" style:family="graphic" style:parent-style-name="standard">
      <style:graphic-properties draw:textarea-horizontal-align="justify" draw:textarea-vertical-align="middle" draw:auto-grow-height="false" fo:min-height="0.249cm" fo:min-width="1.707cm"/>
    </style:style>
    <style:style style:name="gr34" style:family="graphic" style:parent-style-name="objectwithoutfill">
      <style:graphic-properties svg:stroke-width="0.081cm" svg:stroke-color="#5e8ac7" draw:marker-start="Arrow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svg:stroke-color="#5e8ac7" draw:marker-start="" draw:marker-start-width="0.321cm" draw:marker-end-width="0.321cm" draw:textarea-vertical-align="middle" fo:padding-top="0.165cm" fo:padding-bottom="0.165cm" fo:padding-left="0.29cm" fo:padding-right="0.29cm"/>
    </style:style>
    <style:style style:name="gr36" style:family="graphic" style:parent-style-name="objectwithoutfill">
      <style:graphic-properties svg:stroke-width="0.081cm" svg:stroke-color="#5e8ac7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7" style:family="graphic" style:parent-style-name="objectwithoutfill">
      <style:graphic-properties svg:stroke-color="#00888a" draw:fill="none" draw:textarea-vertical-align="middle"/>
    </style:style>
    <style:style style:name="gr38" style:family="graphic" style:parent-style-name="objectwithoutfill">
      <style:graphic-properties svg:stroke-color="#00888a" draw:marker-end="Arrow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style:paragraph-properties fo:text-align="center"/>
    </style:style>
    <style:style style:name="P2" style:family="paragraph">
      <loext:graphic-properties draw:fill-color="#8ccfb7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-color="#c2e0ae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f79448"/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margin-left="1.118cm" fo:margin-right="0cm" fo:text-align="center" fo:text-indent="0cm"/>
    </style:style>
    <style:style style:name="P6" style:family="paragraph">
      <style:paragraph-properties fo:margin-left="1.118cm" fo:margin-right="0cm" fo:text-align="center" fo:text-indent="0cm"/>
      <style:text-properties fo:color="#bc312e" fo:font-size="12pt" style:font-size-asian="12pt" style:font-size-complex="12pt"/>
    </style:style>
    <style:style style:name="P7" style:family="paragraph">
      <loext:graphic-properties draw:fill-color="#87d1d1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color="#009598"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1.118cm" fo:margin-right="0cm" fo:text-align="center" fo:text-indent="0cm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fo:text-align="center"/>
      <style:text-properties fo:color="#cf3834"/>
    </style:style>
    <style:style style:name="P12" style:family="paragraph">
      <loext:graphic-properties draw:fill="none" draw:fill-color="#ffffff"/>
      <style:text-properties fo:color="#00599d" fo:font-size="12pt" style:font-size-asian="12pt" style:font-size-complex="12pt"/>
    </style:style>
    <style:style style:name="P13" style:family="paragraph">
      <loext:graphic-properties draw:fill="none" draw:fill-color="#ffffff"/>
      <style:paragraph-properties fo:text-align="center"/>
      <style:text-properties fo:color="#009598"/>
    </style:style>
    <style:style style:name="P14" style:family="paragraph">
      <loext:graphic-properties draw:fill="none" draw:fill-color="#ffffff"/>
      <style:text-properties fo:color="#62a73b" fo:font-size="12pt" style:font-size-asian="12pt" style:font-size-complex="12pt"/>
    </style:style>
    <style:style style:name="P15" style:family="paragraph">
      <loext:graphic-properties draw:fill="none" draw:fill-color="#ffffff"/>
      <style:paragraph-properties fo:text-align="center"/>
      <style:text-properties fo:color="#89c765"/>
    </style:style>
    <style:style style:name="P16" style:family="paragraph">
      <loext:graphic-properties draw:fill="none" draw:fill-color="#ffffff"/>
      <style:text-properties fo:color="#00b274" fo:font-size="12pt" style:font-size-asian="12pt" style:font-size-complex="12pt"/>
    </style:style>
    <style:style style:name="P17" style:family="paragraph">
      <loext:graphic-properties draw:fill="none" draw:fill-color="#ffffff"/>
      <style:text-properties fo:color="#009353" fo:font-size="12pt" style:font-size-asian="12pt" style:font-size-complex="12pt"/>
    </style:style>
    <style:style style:name="P18" style:family="paragraph">
      <loext:graphic-properties draw:fill="none" draw:fill-color="#ffffff"/>
      <style:paragraph-properties fo:text-align="center"/>
      <style:text-properties fo:color="#00599d"/>
    </style:style>
    <style:style style:name="P19" style:family="paragraph">
      <loext:graphic-properties draw:fill="none" draw:fill-color="#ffffff"/>
      <style:text-properties fo:color="#00599d"/>
    </style:style>
    <style:style style:name="P20" style:family="paragraph">
      <style:paragraph-properties fo:margin-left="0cm" fo:margin-right="0cm" fo:margin-top="0cm" fo:margin-bottom="0cm" fo:text-align="center" fo:text-indent="0cm"/>
      <style:text-properties fo:color="#00599d" fo:font-size="12pt" style:font-size-asian="12pt" style:font-size-complex="12pt"/>
    </style:style>
    <style:style style:name="P21" style:family="paragraph">
      <style:text-properties fo:font-size="12pt" style:font-size-asian="12pt" style:font-size-complex="12pt"/>
    </style:style>
    <style:style style:name="P22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bc312e" fo:font-size="12pt" style:font-size-asian="12pt" style:font-size-complex="12pt"/>
    </style:style>
    <style:style style:name="T4" style:family="text">
      <style:text-properties fo:color="#009598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cf3834"/>
    </style:style>
    <style:style style:name="T7" style:family="text">
      <style:text-properties fo:color="#00599d" fo:font-size="12pt" style:font-size-asian="12pt" style:font-size-complex="12pt"/>
    </style:style>
    <style:style style:name="T8" style:family="text">
      <style:text-properties fo:color="#009598"/>
    </style:style>
    <style:style style:name="T9" style:family="text">
      <style:text-properties fo:color="#62a73b" fo:font-size="12pt" style:font-size-asian="12pt" style:font-size-complex="12pt"/>
    </style:style>
    <style:style style:name="T10" style:family="text">
      <style:text-properties fo:color="#89c765"/>
    </style:style>
    <style:style style:name="T11" style:family="text">
      <style:text-properties fo:color="#00b274" fo:font-size="12pt" style:font-size-asian="12pt" style:font-size-complex="12pt"/>
    </style:style>
    <style:style style:name="T12" style:family="text">
      <style:text-properties fo:color="#009353" fo:font-size="12pt" style:font-size-asian="12pt" style:font-size-complex="12pt"/>
    </style:style>
    <style:style style:name="T13" style:family="text">
      <style:text-properties fo:color="#00599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0.908cm" svg:x1="18.109cm" svg:y1="5.654cm" svg:x2="17.788cm" svg:y2="7.484cm" svg:d="M18109 5654v1823h-321v7" svg:viewBox="0 0 322 1831">
          <text:p/>
        </draw:connector>
        <draw:custom-shape draw:style-name="gr2" draw:text-style-name="P2" xml:id="id28" draw:id="id28" draw:layer="layout" svg:width="1.484cm" svg:height="1.223cm" svg:x="10.556cm" svg:y="3.726cm">
          <text:p text:style-name="P1"><text:span text:style-name="T1">vRead</text:span><text:span text:style-name="T1"><text:line-break/></text:span><text:span text:style-name="T1">B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5" draw:id="id25" draw:layer="layout" svg:width="2.115cm" svg:height="1.223cm" svg:x="13.109cm" svg:y="3.726cm">
          <text:p text:style-name="P1"><text:span text:style-name="T1">VRead[0]</text:span><text:span text:style-name="T1"><text:line-break/></text:span><text:span text:style-name="T1">Weigh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6" draw:id="id26" draw:layer="layout" svg:width="2.066cm" svg:height="1.223cm" svg:x="17.222cm" svg:y="3.726cm">
          <text:p text:style-name="P1"><text:span text:style-name="T2">VRead[1]</text:span><text:span text:style-name="T2"><text:line-break/></text:span><text:span text:style-name="T1">Weigh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27" draw:id="id27" draw:layer="layout" svg:width="2.094cm" svg:height="1.223cm" svg:x="22.909cm" svg:y="3.726cm">
          <text:p text:style-name="P1"><text:span text:style-name="T1">vRead[N]</text:span></text:p>
          <text:p text:style-name="P1"><text:span text:style-name="T1">Weigh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7" draw:id="id7">
          <draw:custom-shape draw:style-name="gr6" draw:text-style-name="P4" xml:id="id1" draw:id="id1" draw:layer="layout" svg:width="2.889cm" svg:height="1cm" svg:x="10.665cm" svg:y="7.044cm">
            <text:p text:style-name="P1"><text:span text:style-name="T1">FU[00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xml:id="id2" draw:id="id2" draw:layer="layout" svg:width="2.889cm" svg:height="0.853cm" svg:x="10.665cm" svg:y="8.635cm">
            <text:p text:style-name="P1"><text:span text:style-name="T1">vWrite[00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8" draw:text-style-name="P6" draw:layer="layout" svg:x1="12.109cm" svg:y1="8.044cm" svg:x2="12.109cm" svg:y2="8.635cm" draw:start-shape="id1" draw:start-glue-point="2" draw:end-shape="id2" draw:end-glue-point="0" svg:d="M12109 8044v591" svg:viewBox="0 0 1 592">
            <text:p text:style-name="P5"><text:span text:style-name="T3">16bit</text:span></text:p>
          </draw:connector>
        </draw:g>
        <draw:g>
          <draw:custom-shape draw:style-name="gr6" draw:text-style-name="P4" xml:id="id3" draw:id="id3" draw:layer="layout" svg:width="2.889cm" svg:height="1cm" svg:x="14.865cm" svg:y="7.043cm">
            <text:p text:style-name="P1"><text:span text:style-name="T1">FU[01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xml:id="id4" draw:id="id4" draw:layer="layout" svg:width="2.889cm" svg:height="0.853cm" svg:x="14.865cm" svg:y="8.634cm">
            <text:p text:style-name="P1"><text:span text:style-name="T1">vWrite[01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8" draw:text-style-name="P6" draw:layer="layout" svg:x1="16.309cm" svg:y1="8.043cm" svg:x2="16.309cm" svg:y2="8.634cm" draw:start-shape="id3" draw:start-glue-point="2" draw:end-shape="id4" draw:end-glue-point="0" svg:d="M16309 8043v591" svg:viewBox="0 0 1 592">
            <text:p text:style-name="P5"><text:span text:style-name="T3">16bit</text:span></text:p>
          </draw:connector>
        </draw:g>
        <draw:g>
          <draw:custom-shape draw:style-name="gr6" draw:text-style-name="P4" xml:id="id5" draw:id="id5" draw:layer="layout" svg:width="2.889cm" svg:height="1cm" svg:x="20.465cm" svg:y="7.043cm">
            <text:p text:style-name="P1"><text:span text:style-name="T1">FU[0N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xml:id="id6" draw:id="id6" draw:layer="layout" svg:width="2.889cm" svg:height="0.853cm" svg:x="20.465cm" svg:y="8.634cm">
            <text:p text:style-name="P1"><text:span text:style-name="T1">vWrite[0N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8" draw:text-style-name="P6" draw:layer="layout" svg:x1="21.909cm" svg:y1="8.043cm" svg:x2="21.909cm" svg:y2="8.634cm" draw:start-shape="id5" draw:start-glue-point="2" draw:end-shape="id6" draw:end-glue-point="0" svg:d="M21909 8043v591" svg:viewBox="0 0 1 592">
            <text:p text:style-name="P5"><text:span text:style-name="T3">16bit</text:span></text:p>
          </draw:connector>
        </draw:g>
        <draw:custom-shape draw:style-name="gr9" draw:text-style-name="P7" xml:id="id29" draw:id="id29" draw:layer="layout" svg:width="2.108cm" svg:height="1.222cm" svg:x="7.223cm" svg:y="5.956cm">
          <text:p text:style-name="P1"><text:span text:style-name="T1">VRead[0]</text:span><text:span text:style-name="T1"><text:line-break/></text:span><text:span text:style-name="T1">FM T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8" draw:layer="layout" svg:width="1.472cm" svg:height="1.199cm" svg:x="9.18cm" svg:y="6.013cm">
          <draw:text-box>
            <text:p><text:span text:style-name="T4">16bit</text:span></text:p>
          </draw:text-box>
        </draw:frame>
        <draw:line draw:style-name="gr11" draw:text-style-name="P9" xml:id="id8" draw:id="id8" draw:layer="layout" svg:x1="12.109cm" svg:y1="10.013cm" svg:x2="25.333cm" svg:y2="10.013cm">
          <text:p/>
        </draw:line>
        <draw:connector draw:style-name="gr12" draw:text-style-name="P10" draw:layer="layout" draw:line-skew="-0.784cm 2.013cm" svg:x1="12.109cm" svg:y1="9.488cm" svg:x2="12.109cm" svg:y2="10.013cm" draw:start-shape="id7" draw:start-glue-point="2" draw:end-shape="id8" draw:end-glue-point="3" svg:d="M12109 9488v402h67v123h-67" svg:viewBox="0 0 68 526">
          <text:p text:style-name="P5"><text:span text:style-name="T5">1</text:span><text:span text:style-name="T5">6</text:span><text:span text:style-name="T5">b</text:span><text:span text:style-name="T5">i</text:span><text:span text:style-name="T5">t</text:span></text:p>
        </draw:connector>
        <draw:connector draw:style-name="gr12" draw:text-style-name="P10" draw:layer="layout" draw:line-skew="-0.64cm 2.152cm" svg:x1="16.271cm" svg:y1="9.488cm" svg:x2="16.271cm" svg:y2="10.013cm" svg:d="M16271 9488v525" svg:viewBox="0 0 1 526">
          <text:p text:style-name="P5"><text:span text:style-name="T5">1</text:span><text:span text:style-name="T5">6</text:span><text:span text:style-name="T5">b</text:span><text:span text:style-name="T5">i</text:span><text:span text:style-name="T5">t</text:span></text:p>
        </draw:connector>
        <draw:connector draw:style-name="gr12" draw:text-style-name="P10" draw:layer="layout" draw:line-skew="-0.64cm 2.152cm" svg:x1="21.92cm" svg:y1="9.488cm" svg:x2="21.92cm" svg:y2="10.013cm" svg:d="M21920 9488v525" svg:viewBox="0 0 1 526">
          <text:p text:style-name="P5"><text:span text:style-name="T5">16bit</text:span></text:p>
        </draw:connector>
        <draw:frame draw:style-name="gr13" draw:text-style-name="P11" draw:layer="layout" svg:width="1.67cm" svg:height="1.673cm" svg:x="18.888cm" svg:y="7.455cm">
          <draw:text-box>
            <text:p text:style-name="P1"><text:span text:style-name="T6">(...)</text:span></text:p>
          </draw:text-box>
        </draw:frame>
        <draw:frame draw:style-name="gr14" draw:text-style-name="P12" draw:layer="layout" svg:width="1.667cm" svg:height="0.778cm" svg:x="23.754cm" svg:y="9.31cm">
          <draw:text-box>
            <text:p><text:span text:style-name="T7">256bit</text:span></text:p>
          </draw:text-box>
        </draw:frame>
        <draw:g xml:id="id15" draw:id="id15">
          <draw:custom-shape draw:style-name="gr6" draw:text-style-name="P4" xml:id="id9" draw:id="id9" draw:layer="layout" svg:width="2.889cm" svg:height="1cm" svg:x="10.665cm" svg:y="11.155cm">
            <text:p text:style-name="P1"><text:span text:style-name="T1">FU[10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xml:id="id10" draw:id="id10" draw:layer="layout" svg:width="2.889cm" svg:height="0.853cm" svg:x="10.665cm" svg:y="12.747cm">
            <text:p text:style-name="P1"><text:span text:style-name="T1">vWrite[10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8" draw:text-style-name="P6" draw:layer="layout" svg:x1="12.109cm" svg:y1="12.155cm" svg:x2="12.109cm" svg:y2="12.747cm" draw:start-shape="id9" draw:start-glue-point="2" draw:end-shape="id10" draw:end-glue-point="0" svg:d="M12109 12155v592" svg:viewBox="0 0 1 593">
            <text:p text:style-name="P5"><text:span text:style-name="T3">16bit</text:span></text:p>
          </draw:connector>
        </draw:g>
        <draw:g>
          <draw:custom-shape draw:style-name="gr6" draw:text-style-name="P4" xml:id="id11" draw:id="id11" draw:layer="layout" svg:width="2.889cm" svg:height="1cm" svg:x="14.865cm" svg:y="11.154cm">
            <text:p text:style-name="P1"><text:span text:style-name="T1">FU[11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xml:id="id12" draw:id="id12" draw:layer="layout" svg:width="2.889cm" svg:height="0.853cm" svg:x="14.865cm" svg:y="12.746cm">
            <text:p text:style-name="P1"><text:span text:style-name="T1">vWrite[11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8" draw:text-style-name="P6" draw:layer="layout" svg:x1="16.309cm" svg:y1="12.154cm" svg:x2="16.309cm" svg:y2="12.746cm" draw:start-shape="id11" draw:start-glue-point="2" draw:end-shape="id12" draw:end-glue-point="0" svg:d="M16309 12154v592" svg:viewBox="0 0 1 593">
            <text:p text:style-name="P5"><text:span text:style-name="T3">16bit</text:span></text:p>
          </draw:connector>
        </draw:g>
        <draw:g>
          <draw:custom-shape draw:style-name="gr6" draw:text-style-name="P4" xml:id="id13" draw:id="id13" draw:layer="layout" svg:width="2.889cm" svg:height="1cm" svg:x="20.465cm" svg:y="11.154cm">
            <text:p text:style-name="P1"><text:span text:style-name="T1">FU[1N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xml:id="id14" draw:id="id14" draw:layer="layout" svg:width="2.889cm" svg:height="0.853cm" svg:x="20.465cm" svg:y="12.746cm">
            <text:p text:style-name="P1"><text:span text:style-name="T1">vWrite[1N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8" draw:text-style-name="P6" draw:layer="layout" svg:x1="21.909cm" svg:y1="12.154cm" svg:x2="21.909cm" svg:y2="12.746cm" draw:start-shape="id13" draw:start-glue-point="2" draw:end-shape="id14" draw:end-glue-point="0" svg:d="M21909 12154v592" svg:viewBox="0 0 1 593">
            <text:p text:style-name="P5"><text:span text:style-name="T3">16bit</text:span></text:p>
          </draw:connector>
        </draw:g>
        <draw:custom-shape draw:style-name="gr9" draw:text-style-name="P7" xml:id="id30" draw:id="id30" draw:layer="layout" svg:width="2.108cm" svg:height="1.222cm" svg:x="7.223cm" svg:y="10.068cm">
          <text:p text:style-name="P1"><text:span text:style-name="T1">VRead[1]</text:span><text:span text:style-name="T1"><text:line-break/></text:span><text:span text:style-name="T1">FM T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8" draw:layer="layout" svg:width="1.472cm" svg:height="1.199cm" svg:x="9.18cm" svg:y="10.124cm">
          <draw:text-box>
            <text:p><text:span text:style-name="T4">16bit</text:span></text:p>
          </draw:text-box>
        </draw:frame>
        <draw:line draw:style-name="gr11" draw:text-style-name="P9" xml:id="id16" draw:id="id16" draw:layer="layout" svg:x1="12.109cm" svg:y1="14.125cm" svg:x2="25.333cm" svg:y2="14.125cm">
          <text:p/>
        </draw:line>
        <draw:connector draw:style-name="gr12" draw:text-style-name="P10" draw:layer="layout" draw:line-skew="-0.578cm 1.886cm" svg:x1="12.109cm" svg:y1="13.6cm" svg:x2="12.109cm" svg:y2="14.125cm" draw:start-shape="id15" draw:start-glue-point="2" draw:end-shape="id16" draw:end-glue-point="3" svg:d="M12109 13600v608h-60v-83h60" svg:viewBox="0 0 61 609">
          <text:p text:style-name="P5"><text:span text:style-name="T5">1</text:span><text:span text:style-name="T5">6</text:span><text:span text:style-name="T5">b</text:span><text:span text:style-name="T5">i</text:span><text:span text:style-name="T5">t</text:span></text:p>
        </draw:connector>
        <draw:connector draw:style-name="gr12" draw:text-style-name="P10" draw:layer="layout" draw:line-skew="-0.64cm 2.152cm" svg:x1="16.271cm" svg:y1="13.6cm" svg:x2="16.271cm" svg:y2="14.125cm" svg:d="M16271 13600v525" svg:viewBox="0 0 1 526">
          <text:p text:style-name="P5"><text:span text:style-name="T5">16</text:span><text:span text:style-name="T5">bit</text:span></text:p>
        </draw:connector>
        <draw:connector draw:style-name="gr12" draw:text-style-name="P10" draw:layer="layout" draw:line-skew="-0.64cm 2.152cm" svg:x1="21.92cm" svg:y1="13.6cm" svg:x2="21.92cm" svg:y2="14.125cm" svg:d="M21920 13600v525" svg:viewBox="0 0 1 526">
          <text:p text:style-name="P5"><text:span text:style-name="T5">16bit</text:span></text:p>
        </draw:connector>
        <draw:frame draw:style-name="gr13" draw:text-style-name="P11" draw:layer="layout" svg:width="1.67cm" svg:height="1.673cm" svg:x="18.888cm" svg:y="11.566cm">
          <draw:text-box>
            <text:p text:style-name="P1"><text:span text:style-name="T6">(...)</text:span></text:p>
          </draw:text-box>
        </draw:frame>
        <draw:g xml:id="id23" draw:id="id23">
          <draw:custom-shape draw:style-name="gr6" draw:text-style-name="P4" xml:id="id17" draw:id="id17" draw:layer="layout" svg:width="2.889cm" svg:height="1cm" svg:x="10.665cm" svg:y="16.667cm">
            <text:p text:style-name="P1"><text:span text:style-name="T1">FU[M0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4" xml:id="id18" draw:id="id18" draw:layer="layout" svg:width="2.889cm" svg:height="0.854cm" svg:x="10.665cm" svg:y="18.258cm">
            <text:p text:style-name="P1"><text:span text:style-name="T1">vWrite[M0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8" draw:text-style-name="P6" draw:layer="layout" svg:x1="12.109cm" svg:y1="17.667cm" svg:x2="12.109cm" svg:y2="18.258cm" draw:start-shape="id17" draw:start-glue-point="2" draw:end-shape="id18" draw:end-glue-point="0" svg:d="M12109 17667v591" svg:viewBox="0 0 1 592">
            <text:p text:style-name="P5"><text:span text:style-name="T3">16bit</text:span></text:p>
          </draw:connector>
        </draw:g>
        <draw:g>
          <draw:custom-shape draw:style-name="gr6" draw:text-style-name="P4" xml:id="id19" draw:id="id19" draw:layer="layout" svg:width="2.889cm" svg:height="1cm" svg:x="14.865cm" svg:y="16.666cm">
            <text:p text:style-name="P1"><text:span text:style-name="T1">FU[M1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xml:id="id20" draw:id="id20" draw:layer="layout" svg:width="2.889cm" svg:height="0.853cm" svg:x="14.865cm" svg:y="18.258cm">
            <text:p text:style-name="P1"><text:span text:style-name="T1">vWrite[M1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8" draw:text-style-name="P6" draw:layer="layout" svg:x1="16.309cm" svg:y1="17.666cm" svg:x2="16.309cm" svg:y2="18.258cm" draw:start-shape="id19" draw:start-glue-point="2" draw:end-shape="id20" draw:end-glue-point="0" svg:d="M16309 17666v592" svg:viewBox="0 0 1 593">
            <text:p text:style-name="P5"><text:span text:style-name="T3">16bit</text:span></text:p>
          </draw:connector>
        </draw:g>
        <draw:g>
          <draw:custom-shape draw:style-name="gr6" draw:text-style-name="P4" xml:id="id21" draw:id="id21" draw:layer="layout" svg:width="2.889cm" svg:height="1cm" svg:x="20.465cm" svg:y="16.666cm">
            <text:p text:style-name="P1"><text:span text:style-name="T1">FU[MN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xml:id="id22" draw:id="id22" draw:layer="layout" svg:width="2.889cm" svg:height="0.853cm" svg:x="20.465cm" svg:y="18.258cm">
            <text:p text:style-name="P1"><text:span text:style-name="T1">vWrite[MN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8" draw:text-style-name="P6" draw:layer="layout" svg:x1="21.909cm" svg:y1="17.666cm" svg:x2="21.909cm" svg:y2="18.258cm" draw:start-shape="id21" draw:start-glue-point="2" draw:end-shape="id22" draw:end-glue-point="0" svg:d="M21909 17666v592" svg:viewBox="0 0 1 593">
            <text:p text:style-name="P5"><text:span text:style-name="T3">16bit</text:span></text:p>
          </draw:connector>
        </draw:g>
        <draw:custom-shape draw:style-name="gr16" draw:text-style-name="P7" xml:id="id31" draw:id="id31" draw:layer="layout" svg:width="2.108cm" svg:height="1.223cm" svg:x="7.223cm" svg:y="15.579cm">
          <text:p text:style-name="P1"><text:span text:style-name="T1">vRead[M]</text:span><text:span text:style-name="T1"><text:line-break/></text:span><text:span text:style-name="T1">FM T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8" draw:layer="layout" svg:width="1.472cm" svg:height="1.199cm" svg:x="9.18cm" svg:y="15.636cm">
          <draw:text-box>
            <text:p><text:span text:style-name="T4">16</text:span><text:span text:style-name="T4">bit</text:span></text:p>
          </draw:text-box>
        </draw:frame>
        <draw:line draw:style-name="gr11" draw:text-style-name="P9" xml:id="id24" draw:id="id24" draw:layer="layout" svg:x1="12.109cm" svg:y1="19.637cm" svg:x2="25.333cm" svg:y2="19.637cm">
          <text:p/>
        </draw:line>
        <draw:connector draw:style-name="gr12" draw:text-style-name="P10" draw:layer="layout" draw:line-skew="-0.629cm 2.013cm" svg:x1="12.109cm" svg:y1="19.112cm" svg:x2="12.109cm" svg:y2="19.637cm" draw:start-shape="id23" draw:start-glue-point="2" draw:end-shape="id24" draw:end-glue-point="3" svg:d="M12109 19112v557h67v-32h-67" svg:viewBox="0 0 68 558">
          <text:p text:style-name="P5"><text:span text:style-name="T5">1</text:span><text:span text:style-name="T5">6</text:span><text:span text:style-name="T5">b</text:span><text:span text:style-name="T5">i</text:span><text:span text:style-name="T5">t</text:span></text:p>
        </draw:connector>
        <draw:connector draw:style-name="gr12" draw:text-style-name="P10" draw:layer="layout" draw:line-skew="-0.64cm 2.152cm" svg:x1="16.271cm" svg:y1="19.112cm" svg:x2="16.271cm" svg:y2="19.637cm" svg:d="M16271 19112v525" svg:viewBox="0 0 1 526">
          <text:p text:style-name="P5"><text:span text:style-name="T5">1</text:span><text:span text:style-name="T5">6</text:span><text:span text:style-name="T5">b</text:span><text:span text:style-name="T5">i</text:span><text:span text:style-name="T5">t</text:span></text:p>
        </draw:connector>
        <draw:connector draw:style-name="gr12" draw:text-style-name="P10" draw:layer="layout" draw:line-skew="-0.64cm 2.152cm" svg:x1="21.92cm" svg:y1="19.112cm" svg:x2="21.92cm" svg:y2="19.637cm" svg:d="M21920 19112v525" svg:viewBox="0 0 1 526">
          <text:p text:style-name="P5"><text:span text:style-name="T5">1</text:span><text:span text:style-name="T5">6</text:span><text:span text:style-name="T5">b</text:span><text:span text:style-name="T5">i</text:span><text:span text:style-name="T5">t</text:span></text:p>
        </draw:connector>
        <draw:frame draw:style-name="gr13" draw:text-style-name="P11" draw:layer="layout" svg:width="1.797cm" svg:height="1.673cm" svg:x="18.788cm" svg:y="17.104cm">
          <draw:text-box>
            <text:p text:style-name="P1"><text:span text:style-name="T6">(...)</text:span></text:p>
          </draw:text-box>
        </draw:frame>
        <draw:frame draw:style-name="gr13" draw:text-style-name="P13" draw:layer="layout" svg:width="1.559cm" svg:height="1.673cm" draw:transform="rotate (1.5707963267949) translate (7.358cm 14.751cm)">
          <draw:text-box>
            <text:p text:style-name="P1"><text:span text:style-name="T8">(...</text:span><text:span text:style-name="T8">)</text:span></text:p>
          </draw:text-box>
        </draw:frame>
        <draw:frame draw:style-name="gr17" draw:text-style-name="P11" draw:layer="layout" svg:width="1.542cm" svg:height="2.164cm" draw:transform="rotate (1.5707963267949) translate (18.775cm 15.75cm)">
          <draw:text-box>
            <text:p text:style-name="P1"><text:span text:style-name="T6">(...)</text:span></text:p>
          </draw:text-box>
        </draw:frame>
        <draw:frame draw:style-name="gr13" draw:text-style-name="P11" draw:layer="layout" svg:width="1.543cm" svg:height="1.673cm" draw:transform="rotate (1.5707963267949) translate (15.451cm 15.751cm)">
          <draw:text-box>
            <text:p text:style-name="P1"><text:span text:style-name="T6">(...)</text:span></text:p>
          </draw:text-box>
        </draw:frame>
        <draw:connector draw:style-name="gr18" draw:text-style-name="P1" draw:layer="layout" draw:line-skew="6.031cm" svg:x1="14.166cm" svg:y1="4.949cm" svg:x2="13.565cm" svg:y2="17.509cm" draw:start-shape="id25" draw:start-glue-point="2" svg:d="M14166 4949v12561h-601v-1" svg:viewBox="0 0 602 12562">
          <text:p/>
        </draw:connector>
        <draw:frame draw:style-name="gr13" draw:text-style-name="P11" draw:layer="layout" svg:width="1.543cm" svg:height="1.673cm" draw:transform="rotate (1.5707963267949) translate (11.251cm 15.751cm)">
          <draw:text-box>
            <text:p text:style-name="P1"><text:span text:style-name="T6">(</text:span><text:span text:style-name="T6">.</text:span><text:span text:style-name="T6">.</text:span><text:span text:style-name="T6">.</text:span><text:span text:style-name="T6">)</text:span></text:p>
          </draw:text-box>
        </draw:frame>
        <draw:connector draw:style-name="gr19" draw:text-style-name="P1" draw:layer="layout" draw:line-skew="6.031cm" svg:x1="18.255cm" svg:y1="4.949cm" svg:x2="17.766cm" svg:y2="17.509cm" draw:start-shape="id26" draw:start-glue-point="2" svg:d="M18255 4949v12561h-489v-1" svg:viewBox="0 0 490 12562">
          <text:p/>
        </draw:connector>
        <draw:connector draw:style-name="gr19" draw:text-style-name="P1" draw:layer="layout" draw:line-skew="6.031cm" svg:x1="23.956cm" svg:y1="4.949cm" svg:x2="23.37cm" svg:y2="17.508cm" draw:start-shape="id27" draw:start-glue-point="2" svg:d="M23956 4949v12561h-586v-2" svg:viewBox="0 0 587 12562">
          <text:p/>
        </draw:connector>
        <draw:frame draw:style-name="gr14" draw:text-style-name="P12" draw:layer="layout" svg:width="1.667cm" svg:height="0.778cm" svg:x="23.755cm" svg:y="13.424cm">
          <draw:text-box>
            <text:p><text:span text:style-name="T7">256bit</text:span></text:p>
          </draw:text-box>
        </draw:frame>
        <draw:frame draw:style-name="gr14" draw:text-style-name="P12" draw:layer="layout" svg:width="1.666cm" svg:height="0.778cm" svg:x="23.756cm" svg:y="18.937cm">
          <draw:text-box>
            <text:p><text:span text:style-name="T7">256</text:span><text:span text:style-name="T7">bit</text:span></text:p>
          </draw:text-box>
        </draw:frame>
        <draw:connector draw:style-name="gr19" draw:text-style-name="P1" draw:layer="layout" draw:line-skew="3.236cm" svg:x1="14.166cm" svg:y1="4.949cm" svg:x2="13.573cm" svg:y2="11.923cm" draw:start-shape="id25" draw:start-glue-point="2" svg:d="M14166 4949v6973h-593v1" svg:viewBox="0 0 594 6975">
          <text:p/>
        </draw:connector>
        <draw:connector draw:style-name="gr19" draw:text-style-name="P1" draw:layer="layout" draw:line-skew="1.204cm" svg:x1="14.166cm" svg:y1="4.949cm" svg:x2="13.567cm" svg:y2="7.858cm" draw:start-shape="id25" draw:start-glue-point="2" svg:d="M14166 4949v2909h-599" svg:viewBox="0 0 600 2910">
          <text:p/>
        </draw:connector>
        <draw:connector draw:style-name="gr18" draw:text-style-name="P1" draw:layer="layout" draw:line-skew="1.204cm" svg:x1="18.255cm" svg:y1="4.949cm" svg:x2="17.764cm" svg:y2="7.859cm" draw:start-shape="id26" draw:start-glue-point="2" svg:d="M18255 4949v2909h-491v1" svg:viewBox="0 0 492 2911">
          <text:p/>
        </draw:connector>
        <draw:connector draw:style-name="gr18" draw:text-style-name="P1" draw:layer="layout" draw:line-skew="3.236cm" svg:x1="18.255cm" svg:y1="4.949cm" svg:x2="17.766cm" svg:y2="11.923cm" draw:start-shape="id26" draw:start-glue-point="2" svg:d="M18255 4949v6973h-489v1" svg:viewBox="0 0 490 6975">
          <text:p/>
        </draw:connector>
        <draw:connector draw:style-name="gr18" draw:text-style-name="P1" draw:layer="layout" draw:line-skew="1.203cm" svg:x1="23.956cm" svg:y1="4.949cm" svg:x2="23.395cm" svg:y2="7.861cm" draw:start-shape="id27" draw:start-glue-point="2" svg:d="M23956 4949v2909h-561v3" svg:viewBox="0 0 562 2913">
          <text:p/>
        </draw:connector>
        <draw:connector draw:style-name="gr18" draw:text-style-name="P1" draw:layer="layout" draw:line-skew="3.236cm" svg:x1="23.956cm" svg:y1="4.949cm" svg:x2="23.365cm" svg:y2="11.922cm" draw:start-shape="id27" draw:start-glue-point="2" svg:d="M23956 4949v6973h-591" svg:viewBox="0 0 592 6974">
          <text:p/>
        </draw:connector>
        <draw:frame draw:style-name="gr10" draw:text-style-name="P14" draw:layer="layout" svg:width="1.56cm" svg:height="1.199cm" svg:x="13.954cm" svg:y="4.902cm">
          <draw:text-box>
            <text:p><text:span text:style-name="T9">16bit</text:span></text:p>
          </draw:text-box>
        </draw:frame>
        <draw:frame draw:style-name="gr20" draw:text-style-name="P14" draw:layer="layout" svg:width="1.555cm" svg:height="1.05cm" svg:x="18.071cm" svg:y="4.902cm">
          <draw:text-box>
            <text:p><text:span text:style-name="T9">16bit</text:span></text:p>
          </draw:text-box>
        </draw:frame>
        <draw:frame draw:style-name="gr21" draw:text-style-name="P14" draw:layer="layout" svg:width="1.556cm" svg:height="1.049cm" svg:x="23.758cm" svg:y="4.903cm">
          <draw:text-box>
            <text:p><text:span text:style-name="T9">16bit</text:span></text:p>
          </draw:text-box>
        </draw:frame>
        <draw:frame draw:style-name="gr13" draw:text-style-name="P15" draw:layer="layout" svg:width="1.622cm" svg:height="1.673cm" svg:x="20.333cm" svg:y="3.494cm">
          <draw:text-box>
            <text:p text:style-name="P1"><text:span text:style-name="T10">(...)</text:span></text:p>
          </draw:text-box>
        </draw:frame>
        <draw:line draw:style-name="gr22" draw:text-style-name="P9" draw:layer="layout" svg:x1="11.22cm" svg:y1="5.609cm" svg:x2="23.777cm" svg:y2="5.609cm">
          <text:p/>
        </draw:line>
        <draw:connector draw:style-name="gr23" draw:text-style-name="P1" draw:layer="layout" svg:x1="11.298cm" svg:y1="4.949cm" svg:x2="11.296cm" svg:y2="5.565cm" draw:start-shape="id28" draw:start-glue-point="2" svg:d="M11298 4949v558h-2v58" svg:viewBox="0 0 3 617">
          <text:p/>
        </draw:connector>
        <draw:frame draw:style-name="gr10" draw:text-style-name="P16" draw:layer="layout" svg:width="1.807cm" svg:height="1.199cm" svg:x="9.636cm" svg:y="4.925cm">
          <draw:text-box>
            <text:p><text:span text:style-name="T11">256bit</text:span></text:p>
          </draw:text-box>
        </draw:frame>
        <draw:frame draw:style-name="gr24" draw:text-style-name="P17" draw:layer="layout" svg:width="1.556cm" svg:height="0.725cm" svg:x="12.733cm" svg:y="5.602cm">
          <draw:text-box>
            <text:p><text:span text:style-name="T12">16bit</text:span></text:p>
          </draw:text-box>
        </draw:frame>
        <draw:frame draw:style-name="gr24" draw:text-style-name="P17" draw:layer="layout" svg:width="1.555cm" svg:height="0.725cm" svg:x="16.846cm" svg:y="5.603cm">
          <draw:text-box>
            <text:p><text:span text:style-name="T12">16bit</text:span></text:p>
          </draw:text-box>
        </draw:frame>
        <draw:frame draw:style-name="gr24" draw:text-style-name="P17" draw:layer="layout" svg:width="1.556cm" svg:height="0.725cm" svg:x="22.433cm" svg:y="5.604cm">
          <draw:text-box>
            <text:p><text:span text:style-name="T12">1</text:span><text:span text:style-name="T12">6</text:span><text:span text:style-name="T12">b</text:span><text:span text:style-name="T12">i</text:span><text:span text:style-name="T12">t</text:span></text:p>
          </draw:text-box>
        </draw:frame>
        <draw:custom-shape draw:style-name="gr25" draw:text-style-name="P1" draw:layer="layout" svg:width="10.18cm" svg:height="0.889cm" draw:transform="rotate (1.5707963267949) translate (25.333cm 19.9cm)">
          <text:p text:style-name="P1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6" draw:text-style-name="P18" draw:layer="layout" svg:width="1.524cm" svg:height="1.699cm" draw:transform="rotate (1.5707963267949) translate (23.86cm 17.51cm)">
          <draw:text-box>
            <text:p text:style-name="P1"><text:span text:style-name="T13">(...)</text:span></text:p>
          </draw:text-box>
        </draw:frame>
        <draw:frame draw:style-name="gr27" draw:text-style-name="P19" draw:layer="layout" svg:width="2.289cm" svg:height="1.673cm" svg:x="26.778cm" svg:y="13.943cm">
          <draw:text-box>
            <text:p><text:span text:style-name="T13">DMA </text:span><text:span text:style-name="T13">Write</text:span></text:p>
          </draw:text-box>
        </draw:frame>
        <draw:line draw:style-name="gr28" draw:text-style-name="P9" draw:layer="layout" svg:x1="26.222cm" svg:y1="14.832cm" svg:x2="27cm" svg:y2="14.832cm">
          <text:p/>
        </draw:line>
        <draw:custom-shape draw:style-name="gr29" draw:text-style-name="P1" xml:id="id32" draw:id="id32" draw:layer="layout" svg:width="10.434cm" svg:height="0.889cm" draw:transform="rotate (-1.5707963267949) translate (5.699cm 6.207cm)">
          <text:p text:style-name="P1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0" draw:text-style-name="P20" draw:layer="layout" svg:x1="7.223cm" svg:y1="6.567cm" svg:x2="5.788cm" svg:y2="6.565cm" draw:start-shape="id29" draw:start-glue-point="3" svg:d="M7223 6567h-968v-2h-467" svg:viewBox="0 0 1436 3">
          <text:p/>
        </draw:connector>
        <draw:connector draw:style-name="gr30" draw:text-style-name="P1" draw:layer="layout" svg:x1="7.223cm" svg:y1="10.679cm" svg:x2="5.821cm" svg:y2="10.682cm" draw:start-shape="id30" draw:start-glue-point="3" svg:d="M7223 10679h-951v3h-451" svg:viewBox="0 0 1403 4">
          <text:p/>
        </draw:connector>
        <draw:connector draw:style-name="gr30" draw:text-style-name="P1" draw:layer="layout" svg:x1="7.223cm" svg:y1="16.19cm" svg:x2="5.805cm" svg:y2="16.189cm" draw:start-shape="id31" draw:start-glue-point="3" svg:d="M7223 16190h-970v-1h-448" svg:viewBox="0 0 1419 2">
          <text:p/>
        </draw:connector>
        <draw:frame draw:style-name="gr14" draw:text-style-name="P12" draw:layer="layout" svg:width="1.667cm" svg:height="0.778cm" svg:x="5.683cm" svg:y="5.81cm">
          <draw:text-box>
            <text:p><text:span text:style-name="T7">256bit</text:span></text:p>
          </draw:text-box>
        </draw:frame>
        <draw:frame draw:style-name="gr14" draw:text-style-name="P12" draw:layer="layout" svg:width="1.667cm" svg:height="0.778cm" svg:x="5.684cm" svg:y="9.91cm">
          <draw:text-box>
            <text:p><text:span text:style-name="T7">256bit</text:span></text:p>
          </draw:text-box>
        </draw:frame>
        <draw:frame draw:style-name="gr14" draw:text-style-name="P12" draw:layer="layout" svg:width="1.667cm" svg:height="0.778cm" svg:x="5.685cm" svg:y="15.41cm">
          <draw:text-box>
            <text:p><text:span text:style-name="T7">256bit</text:span></text:p>
          </draw:text-box>
        </draw:frame>
        <draw:g xml:id="id33" draw:id="id33">
          <draw:custom-shape draw:style-name="gr31" draw:text-style-name="P1" draw:layer="layout" svg:width="12.954cm" svg:height="0.889cm" draw:transform="rotate (0.000174532925199433) translate (11.16cm 2.038cm)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26" draw:text-style-name="P18" draw:layer="layout" svg:width="1.524cm" svg:height="1.699cm" draw:transform="rotate (-1.5707963267949) translate (7.271cm 13.219cm)">
          <draw:text-box>
            <text:p text:style-name="P1"><text:span text:style-name="T13">(...)</text:span></text:p>
          </draw:text-box>
        </draw:frame>
        <draw:connector draw:style-name="gr30" draw:text-style-name="P1" draw:layer="layout" svg:x1="11.298cm" svg:y1="3.726cm" svg:x2="11.299cm" svg:y2="3.003cm" draw:start-shape="id28" draw:start-glue-point="0" svg:d="M11298 3726v-612h1v-111" svg:viewBox="0 0 2 724">
          <text:p/>
        </draw:connector>
        <draw:connector draw:style-name="gr30" draw:text-style-name="P1" draw:layer="layout" svg:x1="14.166cm" svg:y1="3.726cm" svg:x2="14.165cm" svg:y2="2.986cm" draw:start-shape="id25" draw:start-glue-point="0" svg:d="M14166 3726v-621h-1v-119" svg:viewBox="0 0 2 741">
          <text:p/>
        </draw:connector>
        <draw:connector draw:style-name="gr30" draw:text-style-name="P1" draw:layer="layout" svg:x1="18.255cm" svg:y1="3.726cm" svg:x2="18.256cm" svg:y2="2.96cm" draw:start-shape="id26" draw:start-glue-point="0" svg:d="M18255 3726v-634h1v-132" svg:viewBox="0 0 2 767">
          <text:p/>
        </draw:connector>
        <draw:frame draw:style-name="gr32" draw:text-style-name="P18" draw:layer="layout" svg:width="1.945cm" svg:height="0.962cm" draw:transform="rotate (-3.14159265358979) translate (22.109cm 3.921cm)">
          <draw:text-box>
            <text:p text:style-name="P1"><text:span text:style-name="T13">(</text:span><text:span text:style-name="T13">.</text:span><text:span text:style-name="T13">.</text:span><text:span text:style-name="T13">.</text:span><text:span text:style-name="T13">)</text:span></text:p>
          </draw:text-box>
        </draw:frame>
        <draw:connector draw:style-name="gr30" draw:text-style-name="P1" draw:layer="layout" svg:x1="23.956cm" svg:y1="3.726cm" svg:x2="23.954cm" svg:y2="2.976cm" draw:start-shape="id27" draw:start-glue-point="0" svg:d="M23956 3726v-626h-2v-124" svg:viewBox="0 0 3 751">
          <text:p/>
        </draw:connector>
        <draw:frame draw:style-name="gr14" draw:text-style-name="P12" draw:layer="layout" svg:width="1.667cm" svg:height="0.778cm" svg:x="9.62cm" svg:y="2.905cm">
          <draw:text-box>
            <text:p><text:span text:style-name="T7">256bit</text:span></text:p>
          </draw:text-box>
        </draw:frame>
        <draw:frame draw:style-name="gr14" draw:text-style-name="P12" draw:layer="layout" svg:width="1.667cm" svg:height="0.778cm" svg:x="12.521cm" svg:y="2.905cm">
          <draw:text-box>
            <text:p><text:span text:style-name="T7">256bit</text:span></text:p>
          </draw:text-box>
        </draw:frame>
        <draw:frame draw:style-name="gr14" draw:text-style-name="P12" draw:layer="layout" svg:width="1.667cm" svg:height="0.778cm" svg:x="16.622cm" svg:y="2.905cm">
          <draw:text-box>
            <text:p><text:span text:style-name="T7">2</text:span><text:span text:style-name="T7">5</text:span><text:span text:style-name="T7">6</text:span><text:span text:style-name="T7">b</text:span><text:span text:style-name="T7">it</text:span></text:p>
          </draw:text-box>
        </draw:frame>
        <draw:frame draw:style-name="gr14" draw:text-style-name="P12" draw:layer="layout" svg:width="1.667cm" svg:height="0.778cm" svg:x="22.323cm" svg:y="2.905cm">
          <draw:text-box>
            <text:p><text:span text:style-name="T7">256bit</text:span></text:p>
          </draw:text-box>
        </draw:frame>
        <draw:frame draw:style-name="gr27" draw:text-style-name="P19" draw:layer="layout" svg:width="2.289cm" svg:height="1.673cm" svg:x="0.87cm" svg:y="3.413cm">
          <draw:text-box>
            <text:p><text:span text:style-name="T13">D</text:span><text:span text:style-name="T13">M</text:span><text:span text:style-name="T13">A</text:span><text:span text:style-name="T13"> </text:span><text:span text:style-name="T13">R</text:span><text:span text:style-name="T13">e</text:span><text:span text:style-name="T13">a</text:span><text:span text:style-name="T13">d</text:span></text:p>
          </draw:text-box>
        </draw:frame>
        <draw:custom-shape draw:style-name="gr33" draw:text-style-name="P1" draw:layer="layout" svg:width="3.937cm" svg:height="0.889cm" draw:transform="rotate (-1.5707963267949) translate (4.302cm 2.27cm)">
          <text:p text:style-name="P1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4" draw:text-style-name="P9" draw:layer="layout" svg:x1="3.413cm" svg:y1="4.175cm" svg:x2="2.778cm" svg:y2="4.175cm">
          <text:p/>
        </draw:line>
        <draw:connector draw:style-name="gr35" draw:text-style-name="P1" draw:layer="layout" draw:line-skew="0.248cm" svg:x1="4.811cm" svg:y1="11.425cm" svg:x2="4.328cm" svg:y2="5.54cm" draw:start-shape="id32" draw:start-glue-point="5" svg:d="M4811 11425h-255v-5885h-228" svg:viewBox="0 0 484 5886">
          <text:p/>
        </draw:connector>
        <draw:connector draw:style-name="gr35" draw:text-style-name="P1" draw:layer="layout" svg:x1="17.637cm" svg:y1="2.037cm" svg:x2="4.59cm" svg:y2="3.228cm" draw:start-shape="id33" draw:start-glue-point="0" svg:d="M17637 2037v-501h-13047v1692" svg:viewBox="0 0 13048 1693">
          <text:p/>
        </draw:connector>
        <draw:line draw:style-name="gr36" draw:text-style-name="P9" draw:layer="layout" svg:x1="4.583cm" svg:y1="3.186cm" svg:x2="4.329cm" svg:y2="3.186cm">
          <text:p/>
        </draw:line>
        <draw:frame draw:style-name="gr14" draw:text-style-name="P12" draw:layer="layout" svg:width="1.667cm" svg:height="0.778cm" svg:x="4.287cm" svg:y="4.937cm">
          <draw:text-box>
            <text:p><text:span text:style-name="T7">256bit</text:span></text:p>
          </draw:text-box>
        </draw:frame>
        <draw:frame draw:style-name="gr14" draw:text-style-name="P12" draw:layer="layout" svg:width="1.667cm" svg:height="0.778cm" svg:x="4.288cm" svg:y="3.137cm">
          <draw:text-box>
            <text:p><text:span text:style-name="T7">25</text:span><text:span text:style-name="T7">6b</text:span><text:span text:style-name="T7">it</text:span></text:p>
          </draw:text-box>
        </draw:frame>
        <draw:line draw:style-name="gr37" draw:text-style-name="P9" draw:layer="layout" svg:x1="9.382cm" svg:y1="10.779cm" svg:x2="21.955cm" svg:y2="10.779cm">
          <text:p/>
        </draw:line>
        <draw:line draw:style-name="gr38" draw:text-style-name="P9" draw:layer="layout" svg:x1="12.076cm" svg:y1="10.779cm" svg:x2="12.076cm" svg:y2="11.16cm">
          <text:p/>
        </draw:line>
        <draw:line draw:style-name="gr38" draw:text-style-name="P9" draw:layer="layout" svg:x1="16.276cm" svg:y1="10.779cm" svg:x2="16.276cm" svg:y2="11.16cm">
          <text:p/>
        </draw:line>
        <draw:line draw:style-name="gr38" draw:text-style-name="P9" draw:layer="layout" svg:x1="21.976cm" svg:y1="10.779cm" svg:x2="21.976cm" svg:y2="11.16cm">
          <text:p/>
        </draw:line>
        <draw:line draw:style-name="gr37" draw:text-style-name="P9" draw:layer="layout" svg:x1="9.432cm" svg:y1="6.679cm" svg:x2="22.005cm" svg:y2="6.679cm">
          <text:p/>
        </draw:line>
        <draw:line draw:style-name="gr38" draw:text-style-name="P9" draw:layer="layout" svg:x1="12.126cm" svg:y1="6.679cm" svg:x2="12.126cm" svg:y2="7.06cm">
          <text:p/>
        </draw:line>
        <draw:line draw:style-name="gr38" draw:text-style-name="P9" draw:layer="layout" svg:x1="16.326cm" svg:y1="6.679cm" svg:x2="16.326cm" svg:y2="7.06cm">
          <text:p/>
        </draw:line>
        <draw:line draw:style-name="gr38" draw:text-style-name="P9" draw:layer="layout" svg:x1="22.026cm" svg:y1="6.679cm" svg:x2="22.026cm" svg:y2="7.06cm">
          <text:p/>
        </draw:line>
        <draw:line draw:style-name="gr37" draw:text-style-name="P9" draw:layer="layout" svg:x1="9.432cm" svg:y1="16.279cm" svg:x2="22.005cm" svg:y2="16.279cm">
          <text:p/>
        </draw:line>
        <draw:line draw:style-name="gr38" draw:text-style-name="P9" draw:layer="layout" svg:x1="12.126cm" svg:y1="16.279cm" svg:x2="12.126cm" svg:y2="16.66cm">
          <text:p/>
        </draw:line>
        <draw:line draw:style-name="gr38" draw:text-style-name="P9" draw:layer="layout" svg:x1="16.326cm" svg:y1="16.279cm" svg:x2="16.326cm" svg:y2="16.66cm">
          <text:p/>
        </draw:line>
        <draw:line draw:style-name="gr38" draw:text-style-name="P9" draw:layer="layout" svg:x1="22.026cm" svg:y1="16.279cm" svg:x2="22.026cm" svg:y2="16.66cm">
          <text:p/>
        </draw:line>
        <draw:connector draw:style-name="gr1" draw:text-style-name="P1" draw:layer="layout" draw:line-skew="5.667cm" svg:x1="14.011cm" svg:y1="5.662cm" svg:x2="13.571cm" svg:y2="17.008cm" svg:d="M14011 5662v11340h-440v6" svg:viewBox="0 0 441 11347">
          <text:p/>
        </draw:connector>
        <draw:connector draw:style-name="gr1" draw:text-style-name="P1" draw:layer="layout" draw:line-skew="2.851cm" svg:x1="14.012cm" svg:y1="5.709cm" svg:x2="13.572cm" svg:y2="11.416cm" svg:d="M14012 5709v5705h-440v2" svg:viewBox="0 0 441 5708">
          <text:p/>
        </draw:connector>
        <draw:connector draw:style-name="gr1" draw:text-style-name="P1" draw:layer="layout" draw:line-skew="0.863cm" svg:x1="14.013cm" svg:y1="5.758cm" svg:x2="13.588cm" svg:y2="7.469cm" svg:d="M14013 5758v1719h-425v-8" svg:viewBox="0 0 426 1720">
          <text:p/>
        </draw:connector>
        <draw:connector draw:style-name="gr1" draw:text-style-name="P1" draw:layer="layout" draw:line-skew="5.646cm" svg:x1="18.107cm" svg:y1="5.709cm" svg:x2="17.774cm" svg:y2="17.002cm" svg:d="M18107 5709v11293h-333" svg:viewBox="0 0 334 11294">
          <text:p/>
        </draw:connector>
        <draw:connector draw:style-name="gr1" draw:text-style-name="P1" draw:layer="layout" draw:line-skew="2.827cm" svg:x1="18.108cm" svg:y1="5.759cm" svg:x2="17.778cm" svg:y2="11.414cm" svg:d="M18108 5759v5655h-330" svg:viewBox="0 0 331 5656">
          <text:p/>
        </draw:connector>
        <draw:connector draw:style-name="gr1" draw:text-style-name="P1" draw:layer="layout" draw:line-skew="5.646cm" svg:x1="23.708cm" svg:y1="5.659cm" svg:x2="23.375cm" svg:y2="16.952cm" svg:d="M23708 5659v11293h-333" svg:viewBox="0 0 334 11294">
          <text:p/>
        </draw:connector>
        <draw:connector draw:style-name="gr1" draw:text-style-name="P1" draw:layer="layout" draw:line-skew="0.818cm" svg:x1="23.709cm" svg:y1="5.709cm" svg:x2="23.386cm" svg:y2="7.354cm" svg:d="M23709 5709v1641h-323v4" svg:viewBox="0 0 324 1646">
          <text:p/>
        </draw:connector>
        <draw:connector draw:style-name="gr1" draw:text-style-name="P1" draw:layer="layout" draw:line-skew="2.914cm" svg:x1="23.71cm" svg:y1="5.757cm" svg:x2="23.365cm" svg:y2="11.593cm" svg:d="M23710 5757v5832h-345v4" svg:viewBox="0 0 346 5837">
          <text:p/>
        </draw:connector>
        <draw:frame draw:style-name="gr39" draw:text-style-name="P22" draw:layer="layout" svg:width="5.588cm" svg:height="0.762cm" svg:x="1.127cm" svg:y="18.907cm">
          <draw:text-box>
            <text:p text:style-name="P21"><text:span text:style-name="T5">FU: MAC and/or Maxpoo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1T10:18:31.996085917</meta:creation-date>
    <dc:date>2020-08-21T13:19:49.051838129</dc:date>
    <meta:editing-duration>PT2H38M39S</meta:editing-duration>
    <meta:editing-cycles>61</meta:editing-cycles>
    <meta:generator>LibreOffice/6.0.7.3$Linux_X86_64 LibreOffice_project/00m0$Build-3</meta:generator>
    <meta:document-statistic meta:object-count="140"/>
  </office:meta>
</office:document-meta>
</file>